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311b3" style:font-size-asian="11pt" style:font-size-complex="11pt"/>
    </style:style>
    <style:style style:name="P3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style:text-underline-style="none" officeooo:rsid="02e2cd15" style:font-style-asian="normal" style:font-style-complex="normal"/>
    </style:style>
    <style:style style:name="T106" style:family="text">
      <style:text-properties officeooo:rsid="000a14f6"/>
    </style:style>
    <style:style style:name="T107" style:family="text">
      <style:text-properties officeooo:rsid="005714b7"/>
    </style:style>
    <style:style style:name="T108" style:family="text">
      <style:text-properties officeooo:rsid="00880dbe"/>
    </style:style>
    <style:style style:name="T109" style:family="text">
      <style:text-properties officeooo:rsid="007c6d62"/>
    </style:style>
    <style:style style:name="T110" style:family="text">
      <style:text-properties officeooo:rsid="00836784"/>
    </style:style>
    <style:style style:name="T111" style:family="text">
      <style:text-properties officeooo:rsid="01e21ff5"/>
    </style:style>
    <style:style style:name="T112" style:family="text">
      <style:text-properties officeooo:rsid="0233449b"/>
    </style:style>
    <style:style style:name="T113" style:family="text">
      <style:text-properties officeooo:rsid="02317916"/>
    </style:style>
    <style:style style:name="T114" style:family="text">
      <style:text-properties officeooo:rsid="023d18e5"/>
    </style:style>
    <style:style style:name="T115" style:family="text">
      <style:text-properties officeooo:rsid="024f9d17"/>
    </style:style>
    <style:style style:name="T116" style:family="text">
      <style:text-properties officeooo:rsid="02867bcd"/>
    </style:style>
    <style:style style:name="T117" style:family="text">
      <style:text-properties officeooo:rsid="028c3f47"/>
    </style:style>
    <style:style style:name="T118" style:family="text">
      <style:text-properties officeooo:rsid="0063a409"/>
    </style:style>
    <style:style style:name="T119" style:family="text">
      <style:text-properties officeooo:rsid="02a492ce"/>
    </style:style>
    <style:style style:name="T120" style:family="text">
      <style:text-properties officeooo:rsid="02320032"/>
    </style:style>
    <style:style style:name="T121" style:family="text">
      <style:text-properties officeooo:rsid="02dcf5e3"/>
    </style:style>
    <style:style style:name="T122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16">8</text:span></text:p>
      <text:p text:style-name="P20"/>
      <text:p text:style-name="P20"/>
      <text:p text:style-name="P16">© 201<text:span text:style-name="T116">8</text:span> by Wolfgang Skala. This edition is licensed under the Creative Commons Attribution<text:span text:style-name="T108">-NonCommercial-ShareAlike</text:span> 4.0 International License. To view a copy of this license, visit http://creativecommons.org/licenses/by<text:span text:style-name="T109">-nc-sa</text:span>/4.0/. </text:p>
      <text:p text:style-name="P15"/>
      <text:p text:style-name="P17">Music engraving by LilyPond 2.18.0 (http://www.lilypond.org).<text:span text:style-name="T107"><text:line-break/>Front matter</text:span> typeset with EB Garamond (http://www.georgduffner.at/ebgaramond).</text:p>
      <text:p text:style-name="P20"/>
      <text:p text:style-name="P14">First <text:span text:style-name="T111">version</text:span>, <text:span text:style-name="T119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1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21">9</text:span>).</text:p>
      <text:p text:style-name="P5"/>
      <text:p text:style-name="P7">In general, this edition closely follows the autograph. Any changes <text:span text:style-name="T106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14"> cor, corno; Ms, manuscript; o</text:span>rg, basses and organ; <text:span text:style-name="T114">r, rest;</text:span> S, soprano; T<text:span text:style-name="T110">, </text:span>tenor; <text:span text:style-name="T117">vl</text:span>, violin; <text:span text:style-name="T114">vla</text:span>, viola<text:span text:style-name="T115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05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2">c r e d o</text:span></text:p>
      <text:p text:style-name="P30"/>
      <text:p text:style-name="P29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3"><text:line-break/>62<text:tab/>vl 2<text:tab/>1st half of bar in Ms: </text:span><text:span text:style-name="T104">f</text:span><text:span text:style-name="T103">″2–</text:span><text:span text:style-name="T104">e</text:span><text:span text:style-name="T103">″2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3">wolfgang</text:span> (at) <text:span text:style-name="T112">esser-skala</text:span>.at<text:span text:style-name="T113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20">1<text:tab/>Magnificat<text:tab/>1</text:span><text:line-break/><text:span text:style-name="T120">2<text:tab/>Esurientes<text:tab/>16</text:span><text:span text:style-name="T10"><text:line-break/></text:span><text:span text:style-name="T120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4T18:42:50.407632803</dc:date>
    <dc:creator>Wolfgang Skala</dc:creator>
    <meta:editing-duration>P8DT23H29M58S</meta:editing-duration>
    <meta:editing-cycles>740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970" meta:character-count="4792" meta:non-whitespace-character-count="3840"/>
  </office:meta>
</office:document-meta>
</file>